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6.9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5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5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1.5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5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4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3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cm" svg:y="85.9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4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0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.842cm" svg:height="19.245cm" svg:x="28.5cm" svg:y="57.755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9cm" svg:height="8.781cm" svg:x="47.1cm" svg:y="91.9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37:26.08</dc:date>
    <meta:print-date>2011-02-04T12:34:53.79</meta:print-date>
    <dc:language>en-US</dc:language>
    <meta:editing-cycles>295</meta:editing-cycles>
    <meta:editing-duration>PT146H25M33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